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distraitement ses achats défiler sur le tapis roulant. Il avait fait quelques maigres courses histoire de survivre ce week-end. Ses parents étant en vadrouille pendant encore trois jours, le garçon allait devoir se débrouiller durant ce laps de temps, chose qui s'avérait toujours plus délicate qu'il n'y paraissait pour lui. Il n'avait pas l'habitude d'être autonome et il se retrouvait souvent en galère. Alors l'adolescent prévoyait uniquement des choses simplissimes : pizzas, pâtes... C'était certes faire preuve d'un équilibre alimentaire douteux, mais au moins il mangeait. Comme à son habitude, Edward avait eu un mal fou à se motiver pour bouger jusqu'au supermarché et il avait fini par se retrouver à devoir y aller en urgence juste avant l'heure de fermeture. C'était aussi la raison pour laquelle ses emplettes avaient été aussi succinctes.</text:p>
      <text:p text:style-name="Standard"/>
      <text:p text:style-name="Standard">Le tour d'Edward arriva et il lâcha un « bonjour » absent à la caissière, qui le lui rendit sur un ton tout aussi concerné. Elle semblait aussi heureuse que lui d'être à cet endroit précis à ce moment de la journée. Elle passa ses articles sans qu'ils n'échangent aucun mot puis le blondin paya et se mit en route en direction de la sortie. La voix de la jeune fille le rappela cependant et il se retourna avec un air perdu sur le visage, pour voir la petite caissière lui tendre ses sachets avec une expression blasée sur le sien. Edward haussa les sourcils d'un air étonné, se rendant seulement compte qu'il avait complètement oublié de prendre ses courses avec lui. Il vint donc les récupérer en trottinant avec un air désolé et s'en alla, pour de bon cette fois-ci. </text:p>
      <text:p text:style-name="Standard"/>
      <text:p text:style-name="Standard">Une nouvelle surprise l'attendait cependant en arrivant sur le parking, puisque l'étudiant se trouva complètement incapable de mettre la main sur sa voiture. Il eut beau cherché pendant plusieurs minutes, et le parking étant pourtant assez peu rempli à cette heure de la journée, son véhicule avait purement et simplement disparu. Etait-il possible qu'il ait été emmené par la fourrière ? Assez peu probable, son emplacement était tout à fait légitime. A moins qu'il ne se soit garé sur une place handicapée ? C'était bien une chose dont il était capable. Ou alors... Ou alors quelqu'un la lui avait volée. Et dans ce cas, le garçon était dans de beaux draps. De désespoir, il s'assit sous le porche du supermarché et commença à réfléchir à une solution. Sa maison étant en banlieue, il était plus ou moins inconcevable de rentrer à pieds, et les bus ne passaient plus à cette heure-ci. </text:p>
      <text:p text:style-name="Standard"/>
      <text:p text:style-name="Standard">Une bonne heure passa sans qu'il ne soit capable de prendre une décision. Au bout d'un moment, une silhouette qu'il sembla reconnaître sortit du magasin avec un air las. Son visage s'éclaircit d'une lueur d'espoir alors qu'il se relevait pour courir dans sa direction. Arrivé à quelques mètres, Edward eut la confirmation de sa première impression : il s'agissait bien de la petite caissière qui s'était occupée de lui un peu plus tôt dans la soirée. Arrivé à sa hauteur, il pencha la tête sur le côté avec un air embêté avant de l'interpeller.</text:p>
      <text:p text:style-name="Standard"/>
      <text:p text:style-name="Standard">-Euh... Excusez-moi... J'ai un petit soucis, ma voiture a disparu. Vous n'auriez pas la moindre idée de où elle pourrait être ?</text:p>
      <text:p text:style-name="Standard"/>
      <text:p text:style-name="Standard">Oui, bien sûr, parce que tous les employés de ce supermarché avaient une vue imprenable sur le parking et sur les voitures qui se faisaient carjacker...</text:p>
      <text:p text:style-name="P1">Le maigre espoir qu'Edward avait retrouvé en voyant la petite caissière sortir du magasin s'envola presque aussitôt lorsque celle-ci lui répliqua bien évidemment qu'elle n'avait aucune idée de où pouvait bien se trouver sa voiture. Les épaules du garçon s'affaissèrent et il baissa légèrement la tête en signe de déception. Il s'y attendait un peu, bien sûr, mais il s'était quand même dit qu'il y avait une maigre chance pour que la blondinette ait accès à des caméras de surveillance ou quelque chose du genre qui aurait au moins pu le mettre sur la piste du véhicule disparu. Ce n'était pas le cas. Retour à la case départ donc.</text:p>
      <text:p text:style-name="Standard"/>
      <text:p text:style-name="Standard">En même temps qu'elle lui répondait, la demoiselle lui tendit son paquet de cigarettes tout en s'en allumant une. Edward regarda le paquet d'un air surpris, ne semblant pas vraiment comprendre ce qu'elle attendait de lui. Au bout d'un moment, il finit par réaliser qu'elle lui en proposait une. Il déclina sans retenue avant de faire mine de s'en aller d'un air embêté.</text:p>
      <text:p text:style-name="Standard"/>
      <text:p text:style-name="Standard">-Erf... Ouais je m'en doutais un peu. Désolé de vous avoir dérangée.</text:p>
      <text:p text:style-name="Standard"/>
      <text:p text:style-name="Standard">Cela n'arrangeait pas ses affaires. Il avait maintenant la quasi certitude qu'il ne pourrait pas retrouver sa voiture de si tôt. Et vue l'heure, il y avait peu de chances pour que le blondin puisse trouver une solution de secours. Celui-ci avait commencé à s'éloigner d'un pas traînant mais s'arrêta au bout de quelques mètres. Il fit demi-tour pour revenir à la rencontre d'Elise et se planta devant elle en passant une main dans ses cheveux. Son expression gênée faisait peine à voir, restait à savoir si elle serait suffisante pour lui octroyer la pitié de la jeune femme.</text:p>
      <text:p text:style-name="Standard"/>
      <text:p text:style-name="Standard">-Euh... Vous sauriez pas comment je peux rentrer vers TowerTown à cette heure-ci par hasa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6-04T17:17:38.88</meta:creation-date>
    <dc:date>2017-06-08T00:41:19.39</dc:date>
    <meta:editing-duration>PT6H9M18S</meta:editing-duration>
    <meta:editing-cycles>179</meta:editing-cycles>
    <meta:generator>OpenOffice/4.1.2$Win32 OpenOffice.org_project/412m3$Build-9782</meta:generator>
    <meta:document-statistic meta:table-count="0" meta:image-count="0" meta:object-count="0" meta:page-count="2" meta:paragraph-count="11" meta:word-count="868" meta:character-count="5086"/>
  </office:meta>
</office:document-meta>
</file>